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33">
      <style:text-properties/>
      <style:paragraph-properties fo:line-height="100%" fo:margin-bottom="0pt"/>
    </style:style>
    <style:style style:family="text" style:name="T24">
      <style:text-properties fo:font-family="Garamond" style:font-family-asian="Garamond" style:font-family-complex="Garamond"/>
    </style:style>
    <style:style style:family="text" style:name="T25">
      <style:text-properties fo:font-family="Garamond" style:font-family-asian="Garamond" style:font-family-complex="Garamond"/>
    </style:style>
    <style:style style:family="text" style:name="T26">
      <style:text-properties fo:font-family="Garamond" style:font-family-asian="Garamond" style:font-family-complex="Garamond" fo:language="es" fo:country="AR"/>
    </style:style>
    <style:style style:family="text" style:name="T27">
      <style:text-properties fo:font-family="Garamond" style:font-family-asian="Garamond" style:font-family-complex="Garamond"/>
    </style:style>
    <style:style style:family="paragraph" style:name="P34">
      <style:text-properties/>
      <style:paragraph-properties fo:line-height="100%" fo:margin-bottom="0pt"/>
    </style:style>
    <style:style style:family="text" style:name="T28">
      <style:text-properties fo:font-family="Garamond" style:font-family-asian="Garamond" style:font-family-complex="Garamond"/>
    </style:style>
    <style:style style:family="text" style:name="T29">
      <style:text-properties fo:font-family="Garamond" style:font-family-asian="Garamond" style:font-family-complex="Garamond"/>
    </style:style>
    <style:style style:family="paragraph" style:name="P35">
      <style:text-properties/>
      <style:paragraph-properties fo:line-height="100%" fo:margin-bottom="0pt"/>
    </style:style>
    <style:style style:family="text" style:name="T30">
      <style:text-properties fo:font-family="Garamond" style:font-family-asian="Garamond" style:font-family-complex="Garamond"/>
    </style:style>
    <style:style style:family="text" style:name="T31">
      <style:text-properties fo:font-family="Garamond" style:font-family-asian="Garamond" style:font-family-complex="Garamond"/>
    </style:style>
    <style:style style:family="paragraph" style:name="P36">
      <style:text-properties/>
      <style:paragraph-properties fo:line-height="100%" fo:margin-bottom="0pt"/>
    </style:style>
    <style:style style:family="text" style:name="T32">
      <style:text-properties fo:font-family="Garamond" style:font-family-asian="Garamond" style:font-family-complex="Garamond"/>
    </style:style>
    <style:style style:family="text" style:name="T33">
      <style:text-properties fo:font-family="Garamond" style:font-family-asian="Garamond" style:font-family-complex="Garamond"/>
    </style:style>
    <style:style style:family="text" style:name="T34">
      <style:text-properties fo:font-family="Garamond" style:font-family-asian="Garamond" style:font-family-complex="Garamond"/>
    </style:style>
    <style:style style:family="paragraph" style:name="P37">
      <style:text-properties/>
      <style:paragraph-properties fo:line-height="100%" fo:margin-bottom="0pt"/>
    </style:style>
    <style:style style:family="text" style:name="T35">
      <style:text-properties fo:font-family="Garamond" style:font-family-asian="Garamond" style:font-family-complex="Garamond"/>
    </style:style>
    <style:style style:family="text" style:name="T36">
      <style:text-properties fo:font-family="Garamond" style:font-family-asian="Garamond" style:font-family-complex="Garamond"/>
    </style:style>
    <style:style style:family="paragraph" style:name="P38">
      <style:text-properties/>
      <style:paragraph-properties fo:line-height="100%" fo:margin-bottom="0pt"/>
    </style:style>
    <style:style style:family="text" style:name="T37">
      <style:text-properties fo:font-family="Garamond" style:font-family-asian="Garamond" style:font-family-complex="Garamond"/>
    </style:style>
    <style:style style:family="text" style:name="T38">
      <style:text-properties fo:font-family="Garamond" style:font-family-asian="Garamond" style:font-family-complex="Garamond"/>
    </style:style>
    <style:style style:family="paragraph" style:name="P39">
      <style:text-properties/>
      <style:paragraph-properties fo:line-height="100%" fo:margin-bottom="0pt"/>
    </style:style>
    <style:style style:family="text" style:name="T39">
      <style:text-properties fo:font-family="Garamond" style:font-family-asian="Garamond" style:font-family-complex="Garamond"/>
    </style:style>
    <style:style style:family="text" style:name="T40">
      <style:text-properties fo:font-family="Garamond" style:font-family-asian="Garamond" style:font-family-complex="Garamond"/>
    </style:style>
    <style:style style:family="paragraph" style:name="P40">
      <style:text-properties/>
      <style:paragraph-properties fo:line-height="100%" fo:margin-bottom="0pt"/>
    </style:style>
    <style:style style:family="text" style:name="T41">
      <style:text-properties fo:font-family="Garamond" style:font-family-asian="Garamond" style:font-family-complex="Garamond"/>
    </style:style>
    <style:style style:family="text" style:name="T42">
      <style:text-properties fo:font-family="Garamond" style:font-family-asian="Garamond" style:font-family-complex="Garamond"/>
    </style:style>
    <style:style style:family="paragraph" style:name="P41">
      <style:text-properties/>
      <style:paragraph-properties fo:line-height="100%" fo:margin-bottom="0pt"/>
    </style:style>
    <style:style style:family="text" style:name="T43">
      <style:text-properties fo:font-family="Garamond" style:font-family-asian="Garamond" style:font-family-complex="Garamond"/>
    </style:style>
    <style:style style:family="text" style:name="T44">
      <style:text-properties fo:font-family="Garamond" style:font-family-asian="Garamond" style:font-family-complex="Garamond"/>
    </style:style>
    <style:style style:family="paragraph" style:name="P42">
      <style:text-properties/>
      <style:paragraph-properties fo:line-height="100%" fo:margin-bottom="0pt"/>
    </style:style>
    <style:style style:family="text" style:name="T45">
      <style:text-properties fo:font-family="Garamond" style:font-family-asian="Garamond" style:font-family-complex="Garamond"/>
    </style:style>
    <style:style style:family="text" style:name="T46">
      <style:text-properties fo:font-family="Garamond" style:font-family-asian="Garamond" style:font-family-complex="Garamond"/>
    </style:style>
    <style:style style:family="paragraph" style:name="P43">
      <style:text-properties/>
      <style:paragraph-properties fo:line-height="100%" fo:margin-bottom="0pt"/>
    </style:style>
    <style:style style:family="text" style:name="T47">
      <style:text-properties fo:font-family="Garamond" style:font-family-asian="Garamond" style:font-family-complex="Garamond"/>
    </style:style>
    <style:style style:family="text" style:name="T48">
      <style:text-properties fo:font-family="Garamond" style:font-family-asian="Garamond" style:font-family-complex="Garamond"/>
    </style:style>
    <style:style style:family="text" style:name="T49">
      <style:text-properties fo:font-family="Garamond" style:font-family-asian="Garamond" style:font-family-complex="Garamond"/>
    </style:style>
    <style:style style:family="paragraph" style:name="P44">
      <style:text-properties/>
      <style:paragraph-properties fo:line-height="100%" fo:margin-bottom="0pt"/>
    </style:style>
    <style:style style:family="text" style:name="T50">
      <style:text-properties fo:font-family="Garamond" style:font-family-asian="Garamond" style:font-family-complex="Garamond"/>
    </style:style>
    <style:style style:family="text" style:name="T51">
      <style:text-properties fo:font-family="Garamond" style:font-family-asian="Garamond" style:font-family-complex="Garamond"/>
    </style:style>
    <style:style style:family="paragraph" style:name="P45">
      <style:text-properties/>
      <style:paragraph-properties fo:line-height="100%" fo:margin-bottom="0pt"/>
    </style:style>
    <style:style style:family="text" style:name="T52">
      <style:text-properties fo:font-family="Garamond" style:font-family-asian="Garamond" style:font-family-complex="Garamond"/>
    </style:style>
    <style:style style:family="text" style:name="T53">
      <style:text-properties fo:font-family="Garamond" style:font-family-asian="Garamond" style:font-family-complex="Garamond"/>
    </style:style>
    <style:style style:family="text" style:name="T54">
      <style:text-properties fo:font-family="Garamond" style:font-family-asian="Garamond" style:font-family-complex="Garamond"/>
    </style:style>
    <style:style style:family="paragraph" style:name="P46">
      <style:text-properties/>
      <style:paragraph-properties fo:line-height="100%" fo:margin-bottom="0pt"/>
    </style:style>
    <style:style style:family="text" style:name="T55">
      <style:text-properties fo:font-family="Garamond" style:font-family-asian="Garamond" style:font-family-complex="Garamond"/>
    </style:style>
    <style:style style:family="text" style:name="T56">
      <style:text-properties fo:font-family="Garamond" style:font-family-asian="Garamond" style:font-family-complex="Garamond"/>
    </style:style>
    <style:style style:family="paragraph" style:name="P47">
      <style:text-properties/>
      <style:paragraph-properties fo:line-height="100%" fo:margin-bottom="0pt"/>
    </style:style>
    <style:style style:family="text" style:name="T57">
      <style:text-properties fo:font-family="Garamond" style:font-family-asian="Garamond" style:font-family-complex="Garamond"/>
    </style:style>
    <style:style style:family="text" style:name="T58">
      <style:text-properties fo:font-family="Garamond" style:font-family-asian="Garamond" style:font-family-complex="Garamond"/>
    </style:style>
    <style:style style:family="paragraph" style:name="P48">
      <style:text-properties/>
      <style:paragraph-properties fo:line-height="100%" fo:margin-bottom="0pt"/>
    </style:style>
    <style:style style:family="text" style:name="T59">
      <style:text-properties fo:font-family="Garamond" style:font-family-asian="Garamond" style:font-family-complex="Garamond"/>
    </style:style>
    <style:style style:family="text" style:name="T60">
      <style:text-properties fo:font-family="Garamond" style:font-family-asian="Garamond" style:font-family-complex="Garamond"/>
    </style:style>
    <style:style style:family="paragraph" style:name="P49">
      <style:text-properties/>
      <style:paragraph-properties fo:line-height="100%" fo:margin-bottom="0pt"/>
    </style:style>
    <style:style style:family="text" style:name="T61">
      <style:text-properties fo:font-family="Garamond" style:font-family-asian="Garamond" style:font-family-complex="Garamond"/>
    </style:style>
    <style:style style:family="text" style:name="T62">
      <style:text-properties fo:font-family="Garamond" style:font-family-asian="Garamond" style:font-family-complex="Garamond"/>
    </style:style>
    <style:style style:family="paragraph" style:name="P50">
      <style:text-properties/>
      <style:paragraph-properties fo:line-height="100%" fo:margin-bottom="0pt"/>
    </style:style>
    <style:style style:family="text" style:name="T63">
      <style:text-properties fo:font-family="Garamond" style:font-family-asian="Garamond" style:font-family-complex="Garamond"/>
    </style:style>
    <style:style style:family="text" style:name="T64">
      <style:text-properties fo:font-family="Garamond" style:font-family-asian="Garamond" style:font-family-complex="Garamond"/>
    </style:style>
    <style:style style:family="paragraph" style:name="P51">
      <style:text-properties/>
      <style:paragraph-properties fo:line-height="100%" fo:margin-bottom="0pt"/>
    </style:style>
    <style:style style:family="text" style:name="T65">
      <style:text-properties fo:font-family="Garamond" style:font-family-asian="Garamond" style:font-family-complex="Garamond"/>
    </style:style>
    <style:style style:family="text" style:name="T66">
      <style:text-properties fo:font-family="Garamond" style:font-family-asian="Garamond" style:font-family-complex="Garamond"/>
    </style:style>
    <style:style style:family="paragraph" style:name="P52">
      <style:text-properties/>
      <style:paragraph-properties fo:line-height="100%" fo:margin-bottom="0pt"/>
    </style:style>
    <style:style style:family="text" style:name="T67">
      <style:text-properties fo:font-family="Garamond" style:font-family-asian="Garamond" style:font-family-complex="Garamond"/>
    </style:style>
    <style:style style:family="text" style:name="T68">
      <style:text-properties fo:font-family="Garamond" style:font-family-asian="Garamond" style:font-family-complex="Garamond"/>
    </style:style>
    <style:style style:family="paragraph" style:name="P53">
      <style:text-properties/>
      <style:paragraph-properties fo:line-height="100%" fo:margin-bottom="0pt"/>
    </style:style>
    <style:style style:family="text" style:name="T69">
      <style:text-properties fo:font-family="Garamond" style:font-family-asian="Garamond" style:font-family-complex="Garamond"/>
    </style:style>
    <style:style style:family="text" style:name="T70">
      <style:text-properties fo:font-family="Garamond" style:font-family-asian="Garamond" style:font-family-complex="Garamond"/>
    </style:style>
    <style:style style:family="paragraph" style:name="P54">
      <style:text-properties/>
      <style:paragraph-properties fo:line-height="100%" fo:margin-bottom="0pt"/>
    </style:style>
    <style:style style:family="text" style:name="T71">
      <style:text-properties fo:font-family="Garamond" style:font-family-asian="Garamond" style:font-family-complex="Garamond"/>
    </style:style>
    <style:style style:family="text" style:name="T72">
      <style:text-properties fo:font-family="Garamond" style:font-family-asian="Garamond" style:font-family-complex="Garamond"/>
    </style:style>
    <style:style style:family="paragraph" style:name="P55">
      <style:text-properties/>
      <style:paragraph-properties fo:line-height="100%" fo:margin-bottom="0pt"/>
    </style:style>
    <style:style style:family="text" style:name="T73">
      <style:text-properties fo:font-family="Garamond" style:font-family-asian="Garamond" style:font-family-complex="Garamond"/>
    </style:style>
    <style:style style:family="text" style:name="T74">
      <style:text-properties fo:font-family="Garamond" style:font-family-asian="Garamond" style:font-family-complex="Garamond"/>
    </style:style>
    <style:style style:family="paragraph" style:name="P56">
      <style:text-properties/>
      <style:paragraph-properties fo:line-height="100%" fo:margin-bottom="0pt"/>
    </style:style>
    <style:style style:family="text" style:name="T75">
      <style:text-properties fo:font-family="Garamond" style:font-family-asian="Garamond" style:font-family-complex="Garamond"/>
    </style:style>
    <style:style style:family="text" style:name="T76">
      <style:text-properties fo:font-family="Garamond" style:font-family-asian="Garamond" style:font-family-complex="Garamond"/>
    </style:style>
    <style:style style:family="paragraph" style:name="P57">
      <style:text-properties/>
      <style:paragraph-properties fo:line-height="100%" fo:margin-bottom="0pt"/>
    </style:style>
    <style:style style:family="text" style:name="T77">
      <style:text-properties fo:font-family="Garamond" style:font-family-asian="Garamond" style:font-family-complex="Garamond"/>
    </style:style>
    <style:style style:family="text" style:name="T78">
      <style:text-properties fo:font-family="Garamond" style:font-family-asian="Garamond" style:font-family-complex="Garamond"/>
    </style:style>
    <style:style style:family="paragraph" style:name="P58">
      <style:text-properties/>
      <style:paragraph-properties fo:line-height="100%" fo:margin-bottom="0pt"/>
    </style:style>
    <style:style style:family="text" style:name="T79">
      <style:text-properties fo:font-family="Garamond" style:font-family-asian="Garamond" style:font-family-complex="Garamond"/>
    </style:style>
    <style:style style:family="text" style:name="T80">
      <style:text-properties fo:font-family="Garamond" style:font-family-asian="Garamond" style:font-family-complex="Garamond"/>
    </style:style>
    <style:style style:family="paragraph" style:name="P59">
      <style:text-properties/>
      <style:paragraph-properties fo:line-height="100%" fo:margin-bottom="0pt"/>
    </style:style>
    <style:style style:family="text" style:name="T81">
      <style:text-properties fo:font-family="Garamond" style:font-family-asian="Garamond" style:font-family-complex="Garamond"/>
    </style:style>
    <style:style style:family="text" style:name="T82">
      <style:text-properties fo:font-family="Garamond" style:font-family-asian="Garamond" style:font-family-complex="Garamond"/>
    </style:style>
    <style:style style:family="paragraph" style:name="P60">
      <style:text-properties/>
      <style:paragraph-properties fo:line-height="100%" fo:margin-bottom="0pt"/>
    </style:style>
    <style:style style:family="text" style:name="T83">
      <style:text-properties fo:font-family="Garamond" style:font-family-asian="Garamond" style:font-family-complex="Garamond"/>
    </style:style>
    <style:style style:family="text" style:name="T84">
      <style:text-properties fo:font-family="Garamond" style:font-family-asian="Garamond" style:font-family-complex="Garamond"/>
    </style:style>
  </office:automatic-styles>
  <office:body>
    <office:text text:use-soft-page-breaks="true">
      <text:p text:style-name="P33"><text:span text:style-name="T24">en un plan de pruebas debe estar toda informacion, los bugs. pueden estar planificadas las revisiones. el qa por lo general organiza las revisiones. en el rtf se revisa el producto y el proceso. la gente se reune p</text:span><text:span text:style-name="T25">ara revisar el producto. el qa se fija si se sigue el proceso para obtener el producto y el contenido de esto. en el plan de pruebas deberia estas no debe haber casos de pruebas. el testing deberia empezar con la primera version estable con una linea base.</text:span><text:span text:style-name="T26"><text:s/></text:span><text:span text:style-name="T27"/></text:p>
      <text:p text:style-name="P34"><text:span text:style-name="T28">la calidad tiene que ser flexible y se tiene que adaptar. en un test exploratorio tendria que anotarse lo que se esta probando. no se es mas agil por no hacer casos de prueba.</text:span><text:span text:style-name="T29"/></text:p>
      <text:p text:style-name="P35"><text:span text:style-name="T30">en scrum no hay desarrolladores y testers, hay team members.</text:span><text:span text:style-name="T31"/></text:p>
      <text:p text:style-name="P36"><text:span text:style-name="T32">cuand</text:span><text:span text:style-name="T33">o terminar? se define una tabla para aprobarla version en cantidad de errores aceptables. el criterio se define por equipo o proyecto. lo define el lider de testing. lo mas importante son los test positivos y evidenciar que cosas se probaron y que se hizo.</text:span><text:span text:style-name="T34"/></text:p>
      <text:p text:style-name="P37"><text:span text:style-name="T35">niveles de testing:</text:span><text:span text:style-name="T36"/></text:p>
      <text:p text:style-name="P38"><text:span text:style-name="T37">unitario o de unidades: responsabilidad del desarrollador, una porcion de codigo que prueba otro codigo. a veces se usan frameworks. suelen correr en servidor de interaccion continua que recibe los commits y genera versiones y corre las pruebas unitarias.</text:span><text:span text:style-name="T38"/></text:p>
      <text:p text:style-name="P39"><text:span text:style-name="T39">tdd (test driven development) no es hacer pruebas unitarias y es una tecnica de programacion.</text:span><text:span text:style-name="T40"/></text:p>
      <text:p text:style-name="P40"><text:span text:style-name="T41">pruebas de integracion: cuando me integro con otro sistema y me tengo que fijar que funcione bien. se tendria que ejecutar en el mismo servidor, lo puede hacer el desarrollador del tester.</text:span><text:span text:style-name="T42"/></text:p>
      <text:p text:style-name="P41"><text:span text:style-name="T43">test de sistema: responsabilidad del tester, tienen que ver con el negocio y la arquitectura.</text:span><text:span text:style-name="T44"/></text:p>
      <text:p text:style-name="P42"><text:span text:style-name="T45">test de aceptacion del usuario: las hace el usuario, independientes de las pruebas del tester, hay dos tipos: alfa y beta. </text:span><text:span text:style-name="T46"/></text:p>
      <text:p text:style-name="P43"><text:span text:style-name="T47">la alfa se hace en un ambiente controlado de testing o desarrollo y buscamos</text:span><text:span text:style-name="T48"> ver como interactua el usuario en el sistema y los testers ayudan al usuario. depende de cada usuario pero los usuarios quieren ver que funcione y que sirva, no quieren que los molesten y lo que van a hacer ande bien, generalmente no quieren romper todo. </text:span><text:span text:style-name="T49"/></text:p>
      <text:p text:style-name="P44"><text:span text:style-name="T50">las pruebas beta son pruebas en produccion. en beta se agregan funcionalidades para cierto tipo de usuarios. se prueban funcionalidades.</text:span><text:span text:style-name="T51"/></text:p>
      <text:p text:style-name="P45"><text:span text:style-name="T52">pruebas no funcionales: </text:span><text:span text:style-name="T53">usabilidad, volumen y performance, stress, regresion son no funcionales. son atributos de un producto de software. se va escalando la cantidad de usuarios para no usar siempre la cantidad porque si se hace lo mismo varias veces el resultado va a ser igual.</text:span><text:span text:style-name="T54"/></text:p>
      <text:p text:style-name="P46"><text:span text:style-name="T55">los atributos de calidad de software son no funcionales.</text:span><text:span text:style-name="T56"/></text:p>
      <text:p text:style-name="P47"><text:span text:style-name="T57">los dos tipos de testing son igual de importantes. las no funcionales se suelen hacer con herramientas.</text:span><text:span text:style-name="T58"/></text:p>
      <text:p text:style-name="P48"><text:span text:style-name="T59">tecnicas para generar casos de pruebas, escenarios a probar. la mas conocida es la particion de equivalencias. no se toma en final.</text:span><text:span text:style-name="T60"/></text:p>
      <text:p text:style-name="P49"><text:span text:style-name="T61">campos basicos de caso de prueba:</text:span><text:span text:style-name="T62"/></text:p>
      <text:p text:style-name="P50"><text:span text:style-name="T63">ID del caso</text:span><text:span text:style-name="T64"/></text:p>
      <text:p text:style-name="P51"><text:span text:style-name="T65">pre condicion: usuario pre existente</text:span><text:span text:style-name="T66"/></text:p>
      <text:p text:style-name="P52"><text:span text:style-name="T67">objetivo: lo que se quiere hacer, dar de alta un cliente menor de edad (prueba negativa), es siempre positivo aunque el caso de prueba no lo sea. </text:span><text:span text:style-name="T68"/></text:p>
      <text:p text:style-name="P53"><text:span text:style-name="T69">pasos a seguir: los pasos a seguir para ejecutar el caso</text:span><text:span text:style-name="T70"/></text:p>
      <text:p text:style-name="P54"><text:span text:style-name="T71">datos: dar de alta un cliente, si se hace dos veces va a quedar duplicado. los campos estan ahi pero los valores se hacen en el momento.</text:span><text:span text:style-name="T72"/></text:p>
      <text:p text:style-name="P55"><text:span text:style-name="T73">resultado esperado: consecuencia de la ejecucion del caso, verificar que no se puede crear una cuenta para un menor de edad y aparezca un cartel. si se puede o no va a dar el resultado esperado.</text:span><text:span text:style-name="T74"/></text:p>
      <text:p text:style-name="P56"><text:span text:style-name="T75">se pueden tener mas datos pero estos son los basicos</text:span><text:span text:style-name="T76"/></text:p>
      <text:p text:style-name="P57"><text:span text:style-name="T77"/><text:span text:style-name="T78"/></text:p>
      <text:p text:style-name="P58"><text:span text:style-name="T79">registro de errores, deben ser formalmente registrados y encontrar el patron por el que ocurren los errores. la condicion necesaria para reproducirlo para poder arreglarlo.</text:span><text:span text:style-name="T80"/></text:p>
      <text:p text:style-name="P59"><text:span text:style-name="T81">si no se puede reproducir no es un error</text:span><text:span text:style-name="T82"/></text:p>
      <text:p text:style-name="P60"><text:span text:style-name="T83">cuando se reporta un error hay que poner las condiciones exactas, (sistema operativo, modelo del dispositivo)</text:span><text:span text:style-name="T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en" fo:country="US"/>
      <style:paragraph-properties fo:line-height="115%" style:tab-stop-distance="35.45pt" fo:margin-bottom="10pt"/>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8" style:display-name="Heading 1" style:family="paragraph" style:name="11">
      <style:text-properties fo:font-family="Arial" style:font-family-asian="Arial" style:font-family-complex="Arial" fo:font-size="20pt"/>
      <style:paragraph-properties fo:margin-top="24pt" fo:margin-bottom="10pt"/>
    </style:style>
    <style:style style:parent-style-name="9" style:display-name="Heading 1 Char" style:family="text" style:name="12">
      <style:text-properties fo:font-family="Arial" style:font-family-asian="Arial" style:font-family-complex="Arial" fo:font-size="20pt"/>
    </style:style>
    <style:style style:parent-style-name="8" style:display-name="Heading 2" style:family="paragraph" style:name="13">
      <style:text-properties fo:font-family="Arial" style:font-family-asian="Arial" style:font-family-complex="Arial" fo:font-size="17pt"/>
      <style:paragraph-properties fo:margin-top="18pt" fo:margin-bottom="10pt"/>
    </style:style>
    <style:style style:parent-style-name="9" style:display-name="Heading 2 Char" style:family="text" style:name="14">
      <style:text-properties fo:font-family="Arial" style:font-family-asian="Arial" style:font-family-complex="Arial" fo:font-size="17pt"/>
    </style:style>
    <style:style style:parent-style-name="8" style:display-name="Heading 3" style:family="paragraph" style:name="15">
      <style:text-properties fo:font-family="Arial" style:font-family-asian="Arial" style:font-family-complex="Arial" fo:font-size="15pt"/>
      <style:paragraph-properties fo:margin-top="16pt" fo:margin-bottom="10pt"/>
    </style:style>
    <style:style style:parent-style-name="9" style:display-name="Heading 3 Char" style:family="text" style:name="16">
      <style:text-properties fo:font-family="Arial" style:font-family-asian="Arial" style:font-family-complex="Arial" fo:font-size="15pt"/>
    </style:style>
    <style:style style:parent-style-name="8"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9" style:display-name="Heading 4 Char" style:family="text" style:name="18">
      <style:text-properties fo:font-family="Arial" style:font-family-asian="Arial" style:font-family-complex="Arial" fo:font-size="13pt" fo:font-weight="bold"/>
    </style:style>
    <style:style style:parent-style-name="8"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8"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8"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8"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8"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8"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8" style:display-name="Title" style:family="paragraph" style:name="32">
      <style:text-properties fo:font-size="24pt"/>
      <style:paragraph-properties fo:margin-top="15pt" fo:margin-bottom="10pt" style:contextual-spacing="true"/>
    </style:style>
    <style:style style:parent-style-name="9" style:display-name="Title Char" style:family="text" style:name="33">
      <style:text-properties fo:font-size="24pt"/>
    </style:style>
    <style:style style:parent-style-name="8" style:display-name="Subtitle" style:family="paragraph" style:name="34">
      <style:text-properties fo:font-size="12pt"/>
      <style:paragraph-properties fo:margin-top="10pt" fo:margin-bottom="10pt"/>
    </style:style>
    <style:style style:parent-style-name="9" style:display-name="Subtitle Char" style:family="text" style:name="35">
      <style:text-properties fo:font-size="12pt"/>
    </style:style>
    <style:style style:parent-style-name="8"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8"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8" style:display-name="Header" style:family="paragraph" style:name="40">
      <style:paragraph-properties fo:line-height="100%" fo:margin-bottom="0pt">
        <style:tab-stops>
          <style:tab-stop style:position="12.6cm" style:type="center"/>
          <style:tab-stop style:position="25.2cm" style:type="right"/>
        </style:tab-stops>
      </style:paragraph-properties>
    </style:style>
    <style:style style:parent-style-name="9" style:display-name="Header Char" style:family="text" style:name="41"/>
    <style:style style:parent-style-name="8" style:display-name="Foot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9" style:display-name="Footer Char" style:family="text" style:name="43"/>
    <style:style style:parent-style-name="8" style:display-name="Caption" style:family="paragraph" style:name="44">
      <style:text-properties fo:color="#4f81bd" fo:font-size="9pt" fo:font-weight="bold"/>
      <style:paragraph-properties fo:line-height="115%"/>
    </style:style>
    <style:style style:parent-style-name="44" style:display-name="Caption Char" style:family="text" style:name="45"/>
    <style:style style:display-name="Hyperlink" style:family="text" style:name="17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8" style:display-name="footnote text" style:family="paragraph" style:name="173">
      <style:text-properties fo:font-size="9pt"/>
      <style:paragraph-properties fo:line-height="100%" fo:margin-bottom="2pt"/>
    </style:style>
    <style:style style:display-name="Footnote Text Char" style:family="text" style:name="174">
      <style:text-properties fo:font-size="9pt"/>
    </style:style>
    <style:style style:parent-style-name="9" style:display-name="footnote reference" style:family="text" style:name="175">
      <style:text-properties style:text-position="33%"/>
    </style:style>
    <style:style style:parent-style-name="8" style:display-name="endnote text" style:family="paragraph" style:name="176">
      <style:text-properties fo:font-size="10pt"/>
      <style:paragraph-properties fo:line-height="100%" fo:margin-bottom="0pt"/>
    </style:style>
    <style:style style:display-name="Endnote Text Char" style:family="text" style:name="177">
      <style:text-properties fo:font-size="10pt"/>
    </style:style>
    <style:style style:parent-style-name="9" style:display-name="endnote reference" style:family="text" style:name="178">
      <style:text-properties style:text-position="33%"/>
    </style:style>
    <style:style style:parent-style-name="8" style:display-name="toc 1" style:family="paragraph" style:name="179">
      <style:paragraph-properties fo:margin-left="0cm" fo:margin-right="0cm" fo:text-indent="0cm" fo:margin-bottom="2.85pt"/>
    </style:style>
    <style:style style:parent-style-name="8" style:display-name="toc 2" style:family="paragraph" style:name="180">
      <style:paragraph-properties fo:margin-left="0.4992cm" fo:margin-right="0cm" fo:text-indent="0cm" fo:margin-bottom="2.85pt"/>
    </style:style>
    <style:style style:parent-style-name="8" style:display-name="toc 3" style:family="paragraph" style:name="181">
      <style:paragraph-properties fo:margin-left="1cm" fo:margin-right="0cm" fo:text-indent="0cm" fo:margin-bottom="2.85pt"/>
    </style:style>
    <style:style style:parent-style-name="8" style:display-name="toc 4" style:family="paragraph" style:name="182">
      <style:paragraph-properties fo:margin-left="1.499cm" fo:margin-right="0cm" fo:text-indent="0cm" fo:margin-bottom="2.85pt"/>
    </style:style>
    <style:style style:parent-style-name="8" style:display-name="toc 5" style:family="paragraph" style:name="183">
      <style:paragraph-properties fo:margin-left="2cm" fo:margin-right="0cm" fo:text-indent="0cm" fo:margin-bottom="2.85pt"/>
    </style:style>
    <style:style style:parent-style-name="8" style:display-name="toc 6" style:family="paragraph" style:name="184">
      <style:paragraph-properties fo:margin-left="2.5cm" fo:margin-right="0cm" fo:text-indent="0cm" fo:margin-bottom="2.85pt"/>
    </style:style>
    <style:style style:parent-style-name="8" style:display-name="toc 7" style:family="paragraph" style:name="185">
      <style:paragraph-properties fo:margin-left="3.001cm" fo:margin-right="0cm" fo:text-indent="0cm" fo:margin-bottom="2.85pt"/>
    </style:style>
    <style:style style:parent-style-name="8" style:display-name="toc 8" style:family="paragraph" style:name="186">
      <style:paragraph-properties fo:margin-left="3.5cm" fo:margin-right="0cm" fo:text-indent="0cm" fo:margin-bottom="2.85pt"/>
    </style:style>
    <style:style style:parent-style-name="8" style:display-name="toc 9" style:family="paragraph" style:name="187">
      <style:paragraph-properties fo:margin-left="4.001cm" fo:margin-right="0cm" fo:text-indent="0cm" fo:margin-bottom="2.85pt"/>
    </style:style>
    <style:style style:display-name="TOC Heading" style:family="paragraph" style:name="188"/>
    <style:style style:parent-style-name="8" style:display-name="table of figures" style:family="paragraph" style:name="189">
      <style:paragraph-properties fo:margin-bottom="0pt"/>
    </style:style>
    <style:style style:class="default" style:display-name="Default Paragraph Font" style:family="text" style:name="709"/>
    <style:style style:class="default" style:display-name="Normal" style:family="paragraph" style:name="711"/>
  </office:styles>
  <office:automatic-styles>
    <style:page-layout style:name="Mpm1">
      <style:page-layout-properties fo:page-width="21cm" fo:page-height="29.7cm" style:print-orientation="portrait" fo:margin-left="3.001cm" fo:margin-right="1.499cm" fo:margin-top="2cm" fo:margin-bottom="2cm"/>
    </style:page-layout>
    <style:page-layout style:name="Mpm2">
      <style:page-layout-properties fo:page-width="21cm" fo:page-height="29.7cm" style:print-orientation="portrait" fo:margin-left="3.001cm" fo:margin-right="1.499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4.2.6</meta:generator>
    <meta:initial-creator/>
    <meta:creation-date/>
    <meta:editing-cycles/>
    <meta:editing-duration/>
    <dc:date/>
    <dc:creator/>
    <meta:document-statistic/>
  </office:meta>
</office:document-meta>
</file>